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Normal" style:family="paragraph">
      <style:paragraph-properties style:master-page-name="section1" fo:line-height="150%">
        <style:tab-stops>
          <style:tab-stop style:position="151.50000000000pt" style:type="left" style:leader-type="none" style:leader-style="none" style:leader-width="auto" style:leader-color="font-color"/>
        </style:tab-stops>
      </style:paragraph-properties>
    </style:style>
    <style:style style:name="T1" style:parent-style-name="Normal" style:family="text">
      <style:text-properties fo:font-family="dejavu sans"/>
    </style:style>
    <style:style style:name="P2" style:parent-style-name="Normal" style:family="paragraph">
      <style:paragraph-properties fo:line-height="150%"/>
      <style:text-properties fo:font-family="dejavu sans"/>
    </style:style>
    <style:style style:name="P3" style:parent-style-name="Normal" style:family="paragraph">
      <style:paragraph-properties fo:line-height="150%" fo:text-align="center"/>
      <style:text-properties fo:font-family="dejavu sans"/>
    </style:style>
  </office:automatic-styles>
  <office:body>
    <office:text>
      <text:tracked-changes/>
      <text:page-sequence>
        <text:page text:master-page-name="section1"/>
      </text:page-sequence>
      <text:p text:style-name="P1"><text:span text:style-name="T1">Aron Asor <text:tab/><text:tab/><text:tab/><text:tab/><text:tab/><text:tab/><text:tab/><text:tab/> <text:s/>Filipino 12 U</text:span></text:p>
      <text:p text:style-name="P2">Kimberly Lao<text:tab/><text:tab/><text:tab/><text:tab/><text:tab/><text:tab/><text:tab/><text:tab/> Nobyembre 25, 2009</text:p>
      <text:p text:style-name="P2">Maverick Pascual</text:p>
      <text:p text:style-name="P2">Carmela Ramirez</text:p>
      <text:p text:style-name="P2"/>
      <text:p text:style-name="P3">Kasoyaw</text:p>
      <text:p text:style-name="P2"/>
      <text:p text:style-name="P2"><text:tab/>Ang salitang Kasoyaw ay hango sa mga salitang expresyon ng “kahit aso ayaw”. Ito ay binabanggit tuwing hindi nagustuhan ng isang tao ang pangyayari o bagay. Madalas na binabanggit ang salitang ito kung may pagkaing niluto na hindi nagustuhan ang lasa o 'di kaya'y may nakitang bagay na hindi kanais-nais. Bagaman galing sa wikang Filipino ang salitang ito, ang isa sa mga salitang ugat , aso, ay mula sa salitang 'asu' na hiniram sa wikang Javanese.<text:s/></text:p>
      <text:p text:style-name="P2"><text:tab/>Mas madalas gamitin ng mga lower hanggang middle class ang salitang kasoyaw. Madalas itong ginagamit na expresyon ng mga nabanggit na tao ("Kasoyaw naman oh!"). Maihahalintulad ang salitang ito sa mga salitang kalye o balbal tulad ng rapsa, askal at dekwat sapagkat hindi ito opisyal salita ng pormal na wikang Filipino.<text:s/></text:p>
      <text:p text:style-name="P2"><text:tab/>Ngunit kahit hindi bahagi ng pormal na wikang Filipino ang naturang salita, ito'y nakaambag sa pagpapayaman ng wika. Nadaragdagan ang bokabularyo nating mga Pilipino, at unti-unting nagbabago ang ating wika batay sa mentalidad ng kasalukuyang panahon. Dahan-dahang lumalago ang ating wika at matapos ang isang taon ay maaaring ibang-iba na ang anyo nito at hindi na natin makilala. Halimbawa na nito ang ang wika noong panahon ni Jose Rizal: marami sa mga salitang ginagamit niya ay hindi na ginagamit sa pangaraw-araw na pakikipagtalastastan. "Masyadong malalim" ang madalas na sinasambit ng mga kabataan sa linggwahe noong panahon ni Jose Rizal. Iyon ay dahil nagbago na ang wika, at ang wikang Filipino na kinikilala natin ngayon ay akma lamang sa mentalidad at kultura sa kasalukuyang panahon.<text:s/></text:p>
      <text:p text:style-name="P2"><text:tab/>At ang salitang kasoyaw, para sa grupo namin, ang siyang kumakatawan sa mga pagbabagong laging nagaganap sa ating wika, mentalidad at kultura, sapagkat hindi mabubuo ang salitang ito sa nakalipas o hinaharap.</text:p>
      <text:p text:style-name="P2"/>
      <text:p text:style-name="P2"><text:tab/></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text-properties fo:color="#000000" fo:font-family="Sans Serif" fo:font-size="12.000000000000000pt"/>
    </style:default-style>
    <style:style style:name="Normal" style:display-name="Normal" style:family="paragraph">
      <style:paragraph-properties fo:background-color="transparent" fo:line-height="100%" fo:margin-bottom="0.000000000000000pt" fo:margin-left="0.000000000000000pt" fo:margin-right="0.000000000000000pt" fo:margin-top="0.000000000000000pt" fo:text-align="start" fo:text-indent="0.000000000000000pt" style:writing-mode="lr-tb"/>
      <style:text-properties fo:background-color="transparent" fo:color="#000000" fo:font-family="Calibri" fo:font-size="11.000000000000000pt" fo:font-weight="normal" style:text-line-through-style="solid" style:text-line-through-type="none" style:text-line-through-width="auto" style:text-underline-style="none" style:text-underline-type="none" style:text-underline-width="auto"/>
    </style:style>
    <style:style style:name="Default_20Paragraph_20Font" style:display-name="Default Paragraph Font" style:family="text"/>
  </office:styles>
  <office:automatic-styles>
    <style:page-layout style:name="pm1" style:page-usage="all">
      <style:page-layout-properties fo:margin-bottom="72.000000000000000pt" fo:margin-left="72.000000000000000pt" fo:margin-right="72.000000000000000pt" fo:margin-top="72.000000000000000pt" fo:page-height="792.000000000000000pt" fo:page-width="612.000000000000000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ection1" style:page-layout-name="pm1"/>
    <style:master-page style:name="Standard"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 RC 1</meta:generator>
    <dc:title/>
    <meta:initial-creator>Ryan Ramirez</meta:initial-creator>
    <meta:editing-cycles>0</meta:editing-cycles>
    <dc:date>2009-11-24T22:30:27</dc:date>
    <meta:creation-date>2009-11-24T20:55:14</meta:creation-date>
    <dc:creator>Ryan Ramirez</dc:creator>
  </office:meta>
</office:document-meta>
</file>